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</office:automatic-styles>
  <office:body>
    <office:text>
      <text:h text:style-name="Heading_20_1" text:outline-level="1"><text:bookmark-start text:name="opdrachten-oop"/>Opdrachten OOP<text:bookmark-end text:name="opdrachten-oop"/></text:h>
      <text:p text:style-name="First_20_paragraph">Programma Uitleg:</text:p>
      <text:list text:style-name="L1">
        <text:list-item>
          <text:p text:style-name="P1">Er wordt een klasse met de naam Calculator gemaakt en de methode <text:span text:style-name="T1">init</text:span>() wordt gebruikt om de waarden van die klasse te initialiseren.</text:p>
        </text:list-item>
        <text:list-item>
          <text:p text:style-name="P1">Methoden voor het optellen, aftrekken, vermenigvuldigen, delen van twee getallen en het retourneren van hun respectievelijke resultaten zijn gedefinieerd.</text:p>
        </text:list-item>
        <text:list-item>
          <text:p text:style-name="P1">Het menu wordt afgedrukt en de keuze wordt gemaakt door de gebruiker.</text:p>
        </text:list-item>
        <text:list-item>
          <text:p text:style-name="P1">Er wordt een object voor de klasse gemaakt met de twee nummers van de gebruiker die als parameters worden doorgegeven.</text:p>
        </text:list-item>
        <text:list-item>
          <text:p text:style-name="P1">Met behulp van het object wordt de respectieve methode aangeroepen volgens de keuze van de gebruiker.</text:p>
        </text:list-item>
        <text:list-item>
          <text:p text:style-name="P1">Als de keuze 0 is, wordt de lus afgesloten.</text:p>
        </text:list-item>
        <text:list-item>
          <text:p text:style-name="P1">Het eindresultaat wordt afgedrukt.</text:p>
        </text:list-item>
      </text:list>
      <text:p text:style-name="P2">class Calculator():</text:p>
      <text:p text:style-name="P3"><text:s text:c="4"/>pass</text:p>
      <text:p text:style-name="P4"/>
      <text:p text:style-name="P5">a=int(input("Enter first number: "))</text:p>
      <text:p text:style-name="P6">b=int(input("Enter second number: "))</text:p>
      <text:p text:style-name="P7"/>
      <text:p text:style-name="P8">obj=Calculator(a,b)</text:p>
      <text:p text:style-name="P9"/>
      <text:p text:style-name="P10">choice=1</text:p>
      <text:p text:style-name="P11"/>
      <text:p text:style-name="P12">while choice!=0:</text:p>
      <text:p text:style-name="P13"><text:s text:c="4"/>print("0. Exit")</text:p>
      <text:p text:style-name="P14"><text:s text:c="4"/>print("1. Add")</text:p>
      <text:p text:style-name="P15"><text:s text:c="4"/>print("2. Subtraction")</text:p>
      <text:p text:style-name="P16"><text:s text:c="4"/>print("3. Multiplication")</text:p>
      <text:p text:style-name="P17"><text:s text:c="4"/>print("4. Division")</text:p>
      <text:p text:style-name="P18"/>
      <text:p text:style-name="P19"><text:s text:c="4"/>choice=int(input("Enter choice: "))</text:p>
      <text:p text:style-name="P20"><text:s text:c="4"/>if choice==1:</text:p>
      <text:p text:style-name="P21"><text:s text:c="8"/>print("Result: ", obj.add())</text:p>
      <text:p text:style-name="P22"><text:s text:c="4"/>elif choice==2:</text:p>
      <text:p text:style-name="P23"><text:s text:c="8"/>print("Result: ", obj.sub())</text:p>
      <text:p text:style-name="P24"><text:s text:c="4"/>elif choice==3:</text:p>
      <text:p text:style-name="P25"><text:s text:c="8"/>print("Result: ", obj.mul())</text:p>
      <text:p text:style-name="P26"><text:s text:c="4"/>elif choice==4:</text:p>
      <text:p text:style-name="P27"><text:s text:c="8"/>print("Result: ", round(obj.div(),2))</text:p>
      <text:p text:style-name="P28"><text:s text:c="4"/>elif choice==0:</text:p>
      <text:p text:style-name="P29"><text:s text:c="8"/>print("Exiting!")</text:p>
      <text:p text:style-name="P30"><text:s text:c="4"/>else:</text:p>
      <text:p text:style-name="P31"><text:s text:c="8"/>print("Invalid choice!!")</text:p>
      <text:p text:style-name="P32"><text:s text:c="1"/></text:p>
      <text:p text:style-name="P33"><text:s text:c="1"/></text:p>
      <text:p text:style-name="P34">print()</text:p>
      <text:p text:style-name="P35">---------------------------------------------------------------------------</text:p>
      <text:p text:style-name="P36"/>
      <text:p text:style-name="P37">TypeError <text:s text:c="32"/>Traceback (most recent call last)</text:p>
      <text:p text:style-name="P38"/>
      <text:p text:style-name="P39">c:\Users\Administrator\Documents\Lesmaterialen\Python\Notitieboeken\Nederlands\05 - Python Fund - Object georienteerde programmeren\02-Opdrachten.ipynb Cell 3' in &lt;module&gt;</text:p>
      <text:p text:style-name="P40"><text:s text:c="6"/>&lt;a href='vscode-notebook-cell:/c%3A/Users/Administrator/Documents/Lesmaterialen/Python/Notitieboeken/Nederlands/05%20-%20Python%20Fund%20-%20Object%20georienteerde%20programmeren/02-Opdrachten.ipynb#ch0000002?line=3'&gt;4&lt;/a&gt; a=int(input("Enter first number: "))</text:p>
      <text:p text:style-name="P41"><text:s text:c="6"/>&lt;a href='vscode-notebook-cell:/c%3A/Users/Administrator/Documents/Lesmaterialen/Python/Notitieboeken/Nederlands/05%20-%20Python%20Fund%20-%20Object%20georienteerde%20programmeren/02-Opdrachten.ipynb#ch0000002?line=4'&gt;5&lt;/a&gt; b=int(input("Enter second number: "))</text:p>
      <text:p text:style-name="P42">----&gt; &lt;a href='vscode-notebook-cell:/c%3A/Users/Administrator/Documents/Lesmaterialen/Python/Notitieboeken/Nederlands/05%20-%20Python%20Fund%20-%20Object%20georienteerde%20programmeren/02-Opdrachten.ipynb#ch0000002?line=6'&gt;7&lt;/a&gt; obj=Calculator(a,b)</text:p>
      <text:p text:style-name="P43"><text:s text:c="6"/>&lt;a href='vscode-notebook-cell:/c%3A/Users/Administrator/Documents/Lesmaterialen/Python/Notitieboeken/Nederlands/05%20-%20Python%20Fund%20-%20Object%20georienteerde%20programmeren/02-Opdrachten.ipynb#ch0000002?line=8'&gt;9&lt;/a&gt; choice=1</text:p>
      <text:p text:style-name="P44"><text:s text:c="5"/>&lt;a href='vscode-notebook-cell:/c%3A/Users/Administrator/Documents/Lesmaterialen/Python/Notitieboeken/Nederlands/05%20-%20Python%20Fund%20-%20Object%20georienteerde%20programmeren/02-Opdrachten.ipynb#ch0000002?line=10'&gt;11&lt;/a&gt; while choice!=0:</text:p>
      <text:p text:style-name="P45"/>
      <text:p text:style-name="P46"/>
      <text:p text:style-name="P47">TypeError: Calculator() takes no arguments</text:p>
      <text:p text:style-name="First_20_paragraph">Runtime scenarios om te testen</text:p>
      <text:p text:style-name="P48"><text:s text:c="1"/></text:p>
      <text:p text:style-name="P49">Case 1:</text:p>
      <text:p text:style-name="P50">Enter first number: 2</text:p>
      <text:p text:style-name="P51">Enter second number: 4</text:p>
      <text:p text:style-name="P52">0. Exit</text:p>
      <text:p text:style-name="P53">1. Add</text:p>
      <text:p text:style-name="P54">2. Subtraction</text:p>
      <text:p text:style-name="P55">3. Multiplication</text:p>
      <text:p text:style-name="P56">4. Division</text:p>
      <text:p text:style-name="P57">Enter choice: 1</text:p>
      <text:p text:style-name="P58">Result: <text:s text:c="1"/>6</text:p>
      <text:p text:style-name="P59">0. Exit</text:p>
      <text:p text:style-name="P60">1. Add</text:p>
      <text:p text:style-name="P61">2. Subtraction</text:p>
      <text:p text:style-name="P62">3. Multiplication</text:p>
      <text:p text:style-name="P63">4. Division</text:p>
      <text:p text:style-name="P64">Enter choice: 3</text:p>
      <text:p text:style-name="P65">Result: <text:s text:c="1"/>8</text:p>
      <text:p text:style-name="P66">0. Exit</text:p>
      <text:p text:style-name="P67">1. Add</text:p>
      <text:p text:style-name="P68">2. Subtraction</text:p>
      <text:p text:style-name="P69">3. Multiplication</text:p>
      <text:p text:style-name="P70">4. Division</text:p>
      <text:p text:style-name="P71">Enter choice: 0</text:p>
      <text:p text:style-name="P72">Exiting!</text:p>
      <text:p text:style-name="P73"><text:s text:c="1"/></text:p>
      <text:p text:style-name="P74">Case 2:</text:p>
      <text:p text:style-name="P75">Enter first number: 150</text:p>
      <text:p text:style-name="P76">Enter second number: 50</text:p>
      <text:p text:style-name="P77">0. Exit</text:p>
      <text:p text:style-name="P78">1. Add</text:p>
      <text:p text:style-name="P79">2. Subtraction</text:p>
      <text:p text:style-name="P80">3. Multiplication</text:p>
      <text:p text:style-name="P81">4. Division</text:p>
      <text:p text:style-name="P82">Enter choice: 2</text:p>
      <text:p text:style-name="P83">Result: <text:s text:c="1"/>100</text:p>
      <text:p text:style-name="P84">0. Exit</text:p>
      <text:p text:style-name="P85">1. Add</text:p>
      <text:p text:style-name="P86">2. Subtraction</text:p>
      <text:p text:style-name="P87">3. Multiplication</text:p>
      <text:p text:style-name="P88">4. Division</text:p>
      <text:p text:style-name="P89">Enter choice: 4</text:p>
      <text:p text:style-name="P90">Result: <text:s text:c="1"/>3.0</text:p>
      <text:p text:style-name="P91">0. Exit</text:p>
      <text:p text:style-name="P92">1. Add</text:p>
      <text:p text:style-name="P93">2. Subtraction</text:p>
      <text:p text:style-name="P94">3. Multiplication</text:p>
      <text:p text:style-name="P95">4. Division</text:p>
      <text:p text:style-name="P96">Enter choice: 0</text:p>
      <text:p text:style-name="P97">Exit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8T19:58:06Z</meta:creation-date>
    <dc:date>2022-12-18T19:58:06Z</dc:date>
  </office:meta>
</office:document-meta>
</file>